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ktmanagemen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- Kommunikation über Skype</text:p>
            <text:p text:style-name="P1">- jede Woche Montag 17:00 Meeting per Skype</text:p>
            <text:p text:style-name="P1">- Aufgabenveteilung durch Projektleiter</text:p>
            <text:p text:style-name="P1">- Verwendung von GitHub als Versionierungssoft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ploads unserer Aufgabe auf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nverteil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ne : Programmierung des Menüs, Zeichnen und Erstellen von den Modellen/Texturen</text:p>
              </text:list-item>
              <text:list-item>
                <text:p>Gabriel : Programmierung des Lichtstrahls, des Spielers, der Rangliste und erstellen der Level</text:p>
              </text:list-item>
              <text:list-item>
                <text:p>Jannick : Programmierung des Levelloaders und der Level, erstellen der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ilenstein 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DD + TDD</text:p>
              </text:list-item>
              <text:list-item>
                <text:p/>
              </text:list-item>
              <text:list-item>
                <text:p>Später gestrichene Features : mehrere Ebenen/Leitern, Schalter die sich wieder deaktiv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ilenstein I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unktionsfähige Menüstruktur<text:tab/><text:tab/><text:tab/><text:tab/><text:tab/>+</text:p>
              </text:list-item>
              <text:list-item>
                <text:p>Funktionsfähige Lichtquelle<text:tab/><text:tab/><text:tab/><text:tab/><text:tab/><text:tab/>+</text:p>
              </text:list-item>
              <text:list-item>
                <text:p>Funktionsfähiger LevelLoader<text:tab/><text:tab/><text:tab/><text:tab/><text:tab/>+</text:p>
              </text:list-item>
              <text:list-item>
                <text:p>Bewegung und Kollision des Spielers<text:tab/><text:tab/>-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ilenstein II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Kollision/Bewegung von Spieler/Licht<text:tab/><text:tab/><text:tab/><text:tab/>+</text:p>
              </text:list-item>
              <text:list-item>
                <text:p>Setzen von Objekten<text:tab/><text:tab/><text:tab/><text:tab/><text:tab/><text:tab/><text:tab/><text:tab/><text:tab/><text:tab/>+</text:p>
              </text:list-item>
              <text:list-item>
                <text:p>Gewinnen/Verlieren , Timer<text:tab/><text:tab/><text:tab/><text:tab/><text:tab/><text:tab/><text:tab/><text:tab/>+</text:p>
              </text:list-item>
              <text:list-item>
                <text:p>Umlenkung des Lichtstrahls<text:tab/><text:tab/><text:tab/><text:tab/><text:tab/><text:tab/><text:tab/>+</text:p>
              </text:list-item>
              <text:list-item>
                <text:p>Erste Level, Modelle und Texturen<text:tab/><text:tab/><text:tab/><text:tab/><text:tab/>+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ilenstein IV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e Gameplaymechaniken (Schalter/Tür/Barriere)<text:tab/><text:tab/><text:tab/><text:tab/><text:tab/><text:tab/><text:tab/><text:tab/><text:tab/><text:tab/>+</text:p>
              </text:list-item>
              <text:list-item>
                <text:p>Rangliste<text:tab/><text:tab/><text:tab/><text:tab/><text:tab/><text:tab/><text:tab/><text:tab/><text:tab/><text:tab/><text:tab/><text:tab/><text:tab/><text:tab/><text:tab/>+</text:p>
              </text:list-item>
              <text:list-item>
                <text:p>Texturen/Modelle<text:tab/>, Musik<text:tab/><text:tab/><text:tab/><text:tab/><text:tab/><text:tab/><text:tab/><text:tab/><text:tab/>+</text:p>
              </text:list-item>
              <text:list-item>
                <text:p>Viele Level<text:tab/><text:tab/><text:tab/><text:tab/><text:tab/><text:tab/><text:tab/><text:tab/><text:tab/><text:tab/><text:tab/><text:tab/><text:tab/><text:tab/>+</text:p>
              </text:list-item>
              <text:list-item>
                <text:p>Abschussdoku <text:tab/><text:tab/><text:tab/><text:tab/><text:tab/><text:tab/><text:tab/><text:tab/><text:tab/><text:tab/><text:tab/><text:tab/>+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5M53S</meta:editing-duration>
    <meta:editing-cycles>8</meta:editing-cycles>
    <meta:generator>OpenOffice/4.0.1$Win32 OpenOffice.org_project/401m5$Build-9714</meta:generator>
    <dc:date>2015-09-27T13:19:46.83</dc:date>
    <dc:creator>Jannick Knechtel</dc:creator>
    <meta:document-statistic meta:object-count="49"/>
  </office:meta>
</office:document-meta>
</file>